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si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: at least one model that makes the formula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→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ume that if p is true, then q is going to be tru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atisfiable: at least one model makes it true (don’t need to know what p or q i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atisfiable: always false in the truth tab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a formula is valid, q cannot be False while subformula implication is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p and (p→q)) → 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left is True and right is False, <text:span text:style-name="T1">not </text:span><text:span text:style-name="T2">logical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 |= F (illogica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entailment doesn’t hold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edicate logic on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 to office hours for example of exam (or watch record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W 3 due on 2/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mit homework before midterm, can email solu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dic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 variables <text:span text:style-name="T1">cannot</text:span><text:span text:style-name="T2"> be renamed, but bound variables </text:span><text:span text:style-name="T1">can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und variables must all be renamed to the s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5:01:46.866844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5:00:05.771869298</meta:creation-date>
    <dc:date>2021-01-29T16:40:10.350327464</dc:date>
    <meta:editing-duration>PT6H54M33S</meta:editing-duration>
    <meta:editing-cycles>5</meta:editing-cycles>
    <meta:generator>LibreOffice/7.0.3.1$Linux_X86_64 LibreOffice_project/00$Build-1</meta:generator>
    <meta:document-statistic meta:table-count="2" meta:cell-count="18" meta:object-count="0"/>
  </office:meta>
</office:document-meta>
</file>